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f0ff14" style:parent-style-name="Standard">
      <style:paragraph-properties/>
    </style:style>
    <style:style style:family="paragraph" style:list-style-name="L1" style:name="afe6fa7" style:parent-style-name="Standard">
      <style:paragraph-properties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list text:continue-numbering="true" text:style-name="L1">
        <text:list-item>
          <text:p text:style-name="afe6fa7">a</text:p>
        </text:list-item>
      </text:list>
      <text:p text:style-name="af0ff14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3</dc:date>
    <meta:editing-cycles>2</meta:editing-cycles>
    <meta:editing-duration>PT0.014S</meta:editing-duration>
  </office:meta>
</office:document-meta>
</file>